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ken virtuali, un caso di studio</text:p>
      <text:p text:style-name="Standard"/>
      <text:p text:style-name="Standard">Durante la fase di conversione dalla parser grammar alla tree grammar, la trasformazione della regola <text:span text:style-name="T1">arrayCreatorRest </text:span><text:span text:style-name="T2">merita particolare attenzione. </text:span></text:p>
      <text:p text:style-name="Standard"><text:span text:style-name="T2">Nella parser grammar, essa riconosce le parentesi quadre presenti nella creazione di un tipo array. Nel caso di inizializzazione contestuale alla creazione, le parentesi non devono contenere espressioni (es. int[][] {}), mentre se non è presente l'inizializzazione, devono esistere almeno una <text:s/>o più coppie di quadre contenenti un'espressione, seguite eventualmente da coppie senza espressioni <text:s/>(es. int[3][4][][];). </text:span></text:p>
      <text:p text:style-name="Standard"><text:span text:style-name="T2">In entrambi i casi, nell'AST generato, i sotto-alberi che rappresentano le ultime parentesi dell'espressione, si trovano più in alto rispetto a quelle che compaiono prima, subito dopo il nome del tipo. </text:span></text:p>
      <text:p text:style-name="Standard"><text:span text:style-name="T2">Ciò vuol dire che i sotto-alberi delle due alternative, hanno in comune una “catena”, potenzialmente infinita, di </text:span><text:span text:style-name="T3">ARRAYTYPE </text:span><text:span text:style-name="T2">(parentesi quadre vuote).</text:span></text:p>
      <text:p text:style-name="Standard"><text:span text:style-name="T2">Il riconoscimento di una tale struttura nella tree grammar, per forza di cose, prevede l'uso di una regola ricorsiva, poiché è l'unico modo per navigare in profondità nell'AST, in quanto lo * riconosce solo in ampiezza.</text:span></text:p>
      <text:p text:style-name="Standard"><text:span text:style-name="T2">Di conseguenza distinguere le due alternative nella tree grammar, non è una decisione LL*. Al contrario, nella parser grammar, è possibile distinguerle dall'espressione, che compare immediatamente nell'input, in una lettura da sinistra a destra.</text:span></text:p>
      <text:p text:style-name="Standard"><text:span text:style-name="T2">Per evitare fattorizzazioni che avrebbero alterato la struttura della grammatica, distaccandola da quella della parser grammar, sono stati introdotti due token virtuali, </text:span><text:span text:style-name="T3">ARRAYALLOCINIT</text:span><text:span text:style-name="T2"> e </text:span><text:span text:style-name="T3">ARRAYALLOC</text:span><text:span text:style-name="T2">. </text:span></text:p>
      <text:p text:style-name="Standard"><text:span text:style-name="T2">La loro presenza permette di conoscere a priori quale delle due creazioni è stata utilizzata, evitando di scorrere la “catena” di </text:span><text:span text:style-name="T3">ARRAYTYPE</text:span><text:span text:style-name="T2">, fin quando non si incontra il sotto-albero dell'espressione.</text:span></text:p>
      <text:p text:style-name="Standard"><text:span text:style-name="T2"/></text:p>
      <text:p text:style-name="Standard"><text:span text:style-name="T2">Questo esempio, mostra come a volte, la struttura dell'AST possa presentare nuove difficoltà nel riconoscimento, che possono essere facilmente scavalcate tramite l'introduzione di token virtuali.</text:span></text:p>
      <text:p text:style-name="Standard"><text:span text:style-name="T2"/></text:p>
      <text:p text:style-name="Standard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erardo Adelizzi</meta:initial-creator>
    <meta:creation-date>2010-10-29T22:16:44.59</meta:creation-date>
    <dc:date>2010-10-30T00:05:19.64</dc:date>
    <dc:creator>Gerardo Adelizzi</dc:creator>
    <meta:editing-duration>PT00H00M33S</meta:editing-duration>
    <meta:editing-cycles>2</meta:editing-cycles>
    <meta:generator>OpenOffice.org/3.2$Win32 OpenOffice.org_project/320m18$Build-9502</meta:generator>
    <meta:document-statistic meta:table-count="0" meta:image-count="0" meta:object-count="0" meta:page-count="1" meta:paragraph-count="10" meta:word-count="285" meta:character-count="2010"/>
  </office:meta>
</office:document-meta>
</file>